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1e38d0" officeooo:paragraph-rsid="001e38d0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1e38d0" officeooo:paragraph-rsid="001e38d0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1e38d0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3" style:family="text"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4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1e38d0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5" style:family="text">
      <style:text-properties fo:font-variant="normal" fo:text-transform="none" fo:color="#052025" loext:opacity="100%" style:font-name="Open Sans" fo:font-size="12pt" fo:letter-spacing="normal" fo:font-style="normal" fo:font-weight="normal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6" style:family="text">
      <style:text-properties fo:color="#052025" loext:opacity="100%"/>
    </style:style>
    <style:style style:name="T7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8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9" style:family="text">
      <style:text-properties officeooo:rsid="001e38d0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e9f6f8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adaacaaa</text:p>
      <text:p text:style-name="P5"><text:a xlink:type="simple" xlink:href="https://platon.campograndeformacion.com/mod/quiz/view.php?id=25982" text:style-name="Internet_20_link" text:visited-style-name="Visited_20_Internet_20_Link"><text:span text:style-name="T2">MF0950-UF1302. Test de Evaluación Tema 4</text:span></text:a> </text:p>
      <text:h text:style-name="P3" text:outline-level="3">Pregunta 1</text:h>
      <text:section text:style-name="Sect1" text:name="question-596-1">
        <text:section text:style-name="Sect1" text:name="yui_3_17_2_1_1680487654820_135">
          <text:section text:style-name="Sect2" text:name="yui_3_17_2_1_1680487654820_134">
            <text:p text:style-name="P11">¿Qué significa GUI?</text:p>
            <text:section text:style-name="Sect1" text:name="q596:1_answer0_label">
              <text:p text:style-name="P14">a.<text:span text:style-name="T3">Interfaz gráfica de diseño web</text:span></text:p>
            </text:section>
            <text:section text:style-name="Sect1" text:name="q596:1_answer1_label">
              <text:p text:style-name="P8"><text:span text:style-name="T8">b.</text:span>Interfaz gráfica del equipo</text:p>
            </text:section>
            <text:section text:style-name="Sect1" text:name="q596:1_answer2_label">
              <text:p text:style-name="P8"><text:span text:style-name="T8">c.</text:span>Interfaz gráfica de computadora</text:p>
            </text:section>
            <text:section text:style-name="Sect1" text:name="q596:1_answer3_label">
              <text:p text:style-name="P8"><text:span text:style-name="T9">*</text:span><text:span text:style-name="T8">d.</text:span>Interfaz gráfica de usuario</text:p>
            </text:section>
          </text:section>
  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La GUI hace que el trabajo sea más sencillo.</text:p>
        </text:section>
      </text:section>
      <text:section text:style-name="Sect1" text:name="question-596-2">
        <text:h text:style-name="P1" text:outline-level="3">Pregunta 2</text:h>
        <text:p text:style-name="P9">¿Qué es la paleta de comandos en Visual Code?</text:p>
        <text:p text:style-name="P9">Seleccione una:</text:p>
        <text:section text:style-name="Sect1" text:name="q596:2_answer0_label">
          <text:p text:style-name="P15"><text:span text:style-name="T4">*a.</text:span><text:span text:style-name="T5">Un buscador que se utiliza para acceder a diferentes funciones visuales</text:span></text:p>
        </text:section>
        <text:section text:style-name="Sect1" text:name="q596:2_answer1_label">
          <text:p text:style-name="P10"><text:span text:style-name="T8">b.</text:span>No existe tal herramienta</text:p>
        </text:section>
        <text:section text:style-name="Sect1" text:name="q596:2_answer2_label">
          <text:p text:style-name="P10"><text:span text:style-name="T8">c.</text:span>Es una herramienta para buscar extensiones</text:p>
        </text:section>
        <text:section text:style-name="Sect1" text:name="q596:2_answer3_label">
          <text:p text:style-name="P10"><text:span text:style-name="T8">d.</text:span>Se utiliza para instalar extensiones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 Con ella puede cambiar la estética completa del editor.</text:p>
      </text:section>
      <text:section text:style-name="Sect1" text:name="question-596-3">
        <text:h text:style-name="P1" text:outline-level="3">Pregunta 3</text:h>
        <text:p text:style-name="P9">¿Qué aparece en la sección explorador de Visual Code?</text:p>
        <text:section text:style-name="Sect1" text:name="q596:3_answer0_label">
          <text:p text:style-name="P15"><text:span text:style-name="T4">*a.</text:span><text:span text:style-name="T5">Una jerarquía de carpetas y archivos con los que está trabajando</text:span></text:p>
        </text:section>
        <text:section text:style-name="Sect1" text:name="q596:3_answer1_label">
          <text:p text:style-name="P10"><text:span text:style-name="T8">b.</text:span>Una barra buscadora para buscar términos</text:p>
        </text:section>
        <text:section text:style-name="Sect1" text:name="q596:3_answer2_label">
          <text:p text:style-name="P10"><text:span text:style-name="T8">c.</text:span>No existe tal sección</text:p>
        </text:section>
        <text:section text:style-name="Sect1" text:name="q596:3_answer3_label">
          <text:p text:style-name="P10"><text:span text:style-name="T8">d.</text:span>Las opciones para cambiar la interfaz gráfica del programa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Permite ir de un archivo a otro sin necesidad de abrir otras carpetas.</text:p>
      </text:section>
      <text:section text:style-name="Sect1" text:name="question-596-4">
        <text:h text:style-name="P1" text:outline-level="3">Pregunta 4</text:h>
        <text:p text:style-name="P9">¿Qué es Microsoft Azure?</text:p>
        <text:section text:style-name="Sect1" text:name="q596:4_answer0_label">
          <text:p text:style-name="P15"><text:span text:style-name="T4">a.</text:span><text:span text:style-name="T5">Esta herramienta no existe</text:span></text:p>
        </text:section>
        <text:section text:style-name="Sect1" text:name="q596:4_answer1_label">
          <text:p text:style-name="P10"><text:span text:style-name="T8">b.</text:span>Es el editor web que viene con el sistema operativo Windows</text:p>
        </text:section>
        <text:section text:style-name="Sect1" text:name="q596:4_answer2_label">
          <text:p text:style-name="P10"><text:span text:style-name="T8">c.</text:span>Es un tipo de servidor donde alojar su herramienta web</text:p>
        </text:section>
        <text:section text:style-name="Sect1" text:name="q596:4_answer3_label">
          <text:p text:style-name="P10"><text:span text:style-name="T9">*</text:span><text:span text:style-name="T8">d.</text:span>Es un editor en el que puede integrar todas las herramientas necesarias para conectar proyectos en la nube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Azure permite conectar diferentes herramientas.</text:p>
      </text:section>
      <text:section text:style-name="Sect1" text:name="question-596-5">
        <text:h text:style-name="P1" text:outline-level="3"/>
        <text:h text:style-name="P2" text:outline-level="3">Pregunta 5</text:h>
        <text:p text:style-name="P9">¿Qué permite hacer el proceso de depurar?</text:p>
        <text:section text:style-name="Sect1" text:name="q596:5_answer0_label">
          <text:p text:style-name="P15"><text:span text:style-name="T4">*a.</text:span><text:span text:style-name="T5">Permite arreglar errores en la programación</text:span></text:p>
        </text:section>
        <text:section text:style-name="Sect1" text:name="q596:5_answer1_label">
          <text:p text:style-name="P10"><text:span text:style-name="T8">b.</text:span>Desarrollar proyectos</text:p>
        </text:section>
        <text:section text:style-name="Sect1" text:name="q596:5_answer2_label">
          <text:p text:style-name="P10"><text:span text:style-name="T8">c.</text:span>Mejora el rendimiento</text:p>
        </text:section>
        <text:section text:style-name="Sect1" text:name="q596:5_answer3_label">
          <text:p text:style-name="P10"><text:span text:style-name="T8">d.</text:span>Diseñar interfaces de usuario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Este proceso permite corregir errores.</text:p>
      </text:section>
      <text:section text:style-name="Sect1" text:name="question-596-6">
        <text:h text:style-name="P1" text:outline-level="3">Pregunta 6</text:h>
        <text:p text:style-name="P9">¿Qué son los snippets?</text:p>
        <text:section text:style-name="Sect1" text:name="q596:6_answer0_label">
          <text:p text:style-name="P15"><text:span text:style-name="T4">*a.</text:span><text:span text:style-name="T5">Un tipo de extensión que ayuda a completar código HTML</text:span></text:p>
        </text:section>
        <text:section text:style-name="Sect1" text:name="q596:6_answer1_label">
          <text:p text:style-name="P10"><text:span text:style-name="T8">b.</text:span>Es un tipo de extensión que consigue una lectura más clara del código</text:p>
        </text:section>
        <text:section text:style-name="Sect1" text:name="q596:6_answer2_label">
          <text:p text:style-name="P10"><text:span text:style-name="T8">c.</text:span>Es una extensión que reconoce los archivos más rápidamente</text:p>
        </text:section>
        <text:section text:style-name="Sect1" text:name="q596:6_answer3_label">
          <text:p text:style-name="P10"><text:span text:style-name="T8">d.</text:span>Es un tipo de herramienta de desarrollo web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Esta extensión agiliza la escritura del código HTML.</text:p>
      </text:section>
      <text:section text:style-name="Sect1" text:name="question-596-7">
        <text:h text:style-name="P1" text:outline-level="3">Pregunta 7</text:h>
        <text:p text:style-name="P9">¿Para qué se utiliza IntelliSense?</text:p>
        <text:section text:style-name="Sect1" text:name="q596:7_answer0_label">
          <text:p text:style-name="P15"><text:span text:style-name="T4">a.</text:span><text:span text:style-name="T5">Para buscar referencias en una parte del código</text:span></text:p>
        </text:section>
        <text:section text:style-name="Sect1" text:name="q596:7_answer1_label">
          <text:p text:style-name="P10"><text:span text:style-name="T8">b.</text:span>Indica lo que dee corregir en el código</text:p>
        </text:section>
        <text:section text:style-name="Sect1" text:name="q596:7_answer2_label">
          <text:p text:style-name="P10"><text:span text:style-name="T9">*</text:span><text:span text:style-name="T8">c.</text:span>Para ayudar en la eficiencia de la escritura de cualquier código</text:p>
        </text:section>
        <text:section text:style-name="Sect1" text:name="q596:7_answer3_label">
          <text:p text:style-name="P10"><text:span text:style-name="T8">d.</text:span>Para estructurar el código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IntelliSense ayudará con la escritura del código.</text:p>
      </text:section>
      <text:section text:style-name="Sect1" text:name="question-596-8">
        <text:h text:style-name="P1" text:outline-level="3">Pregunta 8</text:h>
        <text:p text:style-name="P9">¿Qué es el DevOps?</text:p>
        <text:section text:style-name="Sect1" text:name="q596:8_answer0_label">
          <text:p text:style-name="P15"><text:span text:style-name="T4">*a.</text:span><text:span text:style-name="T5">Son prácticas que tratan de optimizar y automatizar las diferentes etapas en el flujo de trabajo</text:span></text:p>
        </text:section>
        <text:section text:style-name="Sect1" text:name="q596:8_answer1_label">
          <text:p text:style-name="P10"><text:span text:style-name="T8">b.</text:span>Es cómo se comporta la web con el individuo</text:p>
        </text:section>
        <text:section text:style-name="Sect1" text:name="q596:8_answer2_label">
          <text:p text:style-name="P10"><text:span text:style-name="T8">c.</text:span>Ese término no existe</text:p>
        </text:section>
        <text:section text:style-name="Sect1" text:name="q596:8_answer3_label">
          <text:p text:style-name="P10"><text:span text:style-name="T8">d.</text:span>Son el conjunto de elementos interactivos de la herramienta de desarrollo web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Estas prácticas contribuyen a mejorar la funcionalidad de las herramientas.</text:p>
      </text:section>
      <text:section text:style-name="Sect1" text:name="question-596-9">
        <text:h text:style-name="P1" text:outline-level="3">Pregunta 9</text:h>
        <text:p text:style-name="P9">¿Qué es GitHub?</text:p>
        <text:section text:style-name="Sect1" text:name="q596:9_answer0_label">
          <text:p text:style-name="P15"><text:span text:style-name="T4">*a.</text:span><text:span text:style-name="T5">El principal repositorio de control de versiones</text:span></text:p>
        </text:section>
        <text:section text:style-name="Sect1" text:name="q596:9_answer1_label">
          <text:p text:style-name="P10"><text:span text:style-name="T8">b.</text:span>Una herramienta más de edición web</text:p>
        </text:section>
        <text:section text:style-name="Sect1" text:name="q596:9_answer2_label">
          <text:p text:style-name="P10"><text:span text:style-name="T8">c.</text:span>Una extensión de Visual Code</text:p>
        </text:section>
        <text:section text:style-name="Sect1" text:name="q596:9_answer3_label">
          <text:p text:style-name="P10"><text:span text:style-name="T8">d.</text:span>Un tipo de interfaz de usuario</text:p>
        </text:section>
        <text:p text:style-name="P7"><draw:frame draw:style-name="fr1" draw:name="Marco18" text:anchor-type="char" svg:width="0.041cm" draw:z-index="8"><draw:text-box fo:min-height="0.041cm"><text:h text:style-name="P4" text:outline-level="4">Retroalimentación</text:h></draw:text-box></draw:frame>¡Correcto! Esta es la ley de igualdad de oportunidades y no discriminación a la accesibilidad.</text:p>
      </text:section>
      <text:section text:style-name="Sect1" text:name="question-596-10">
        <text:h text:style-name="P1" text:outline-level="3"/>
        <text:h text:style-name="P2" text:outline-level="3">Pregunta 10</text:h>
        <text:section text:style-name="Sect1" text:name="yui_3_17_2_1_1680487654820_149">
          <text:p text:style-name="P12">¿Qué significa refactorizar?</text:p>
          <text:section text:style-name="Sect1" text:name="q596:10_answer0_label">
            <text:p text:style-name="P15"><text:span text:style-name="T4">*a.</text:span><text:span text:style-name="T5">Reestructurar el código fuente internamente</text:span></text:p>
          </text:section>
          <text:section text:style-name="Sect1" text:name="q596:10_answer1_label">
            <text:p text:style-name="P10"><text:span text:style-name="T8">b.</text:span>Reinstalar una herramienta</text:p>
          </text:section>
          <text:section text:style-name="Sect1" text:name="q596:10_answer2_label">
            <text:p text:style-name="P10"><text:span text:style-name="T8">c.</text:span>Reestablecer una extensión</text:p>
          </text:section>
          <text:section text:style-name="Sect1" text:name="q596:10_answer3_label">
            <text:p text:style-name="P10"><text:span text:style-name="T8">d.</text:span>Reparar los fallos de un código</text:p>
          </text:section>
          <text:section text:style-name="Sect3" text:name="yui_3_17_2_1_1680487654820_148">
            <text:section text:style-name="Sect1" text:name="yui_3_17_2_1_1680487654820_147">
              <text:section text:style-name="Sect1" text:name="yui_3_17_2_1_1680487654820_146">
                <text:p text:style-name="P13"><draw:frame draw:style-name="fr1" draw:name="Marco20" text:anchor-type="char" svg:width="0.041cm" draw:z-index="9"><draw:text-box fo:min-height="0.041cm"><text:h text:style-name="P4" text:outline-level="4">Retroalimentación</text:h></draw:text-box></draw:frame>¡Correcto! Es una forma de limpiar el código.</text:p>
              </text:section>
            </text:section>
          </text:section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04:08:43.969000000</meta:creation-date>
    <dc:date>2023-04-03T04:16:59.881000000</dc:date>
    <meta:editing-duration>PT8M16S</meta:editing-duration>
    <meta:editing-cycles>1</meta:editing-cycles>
    <meta:document-statistic meta:table-count="0" meta:image-count="0" meta:object-count="0" meta:page-count="3" meta:paragraph-count="83" meta:word-count="471" meta:character-count="3117" meta:non-whitespace-character-count="2728"/>
    <meta:generator>LibreOffice/7.5.0.3$Windows_X86_64 LibreOffice_project/c21113d003cd3efa8c53188764377a8272d9d6de</meta:generator>
  </office:meta>
</office:document-meta>
</file>